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ing_20_2" style:list-style-name=""/>
    <style:style style:name="P3" style:family="paragraph" style:parent-style-name="Text_20_body" style:list-style-name=""/>
    <style:style style:name="P4" style:family="paragraph" style:parent-style-name="Text_20_body" style:list-style-name="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" style:family="paragraph" style:parent-style-name="Text_20_body" style:list-style-name="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Courier New"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X-TOOLBOX SCORER: GETTING STARTED</text:h>
      <text:h text:style-name="Heading_20_2" text:outline-level="2">Initial observations</text:h>
      <text:p text:style-name="Standard">an event can have one or more competitions. Pilots can <text:s/>participate in one or more competitions. A competition may consist of all or <text:s/>part of the tasks. </text:p>
      <text:p text:style-name="Standard"/>
      <text:p text:style-name="Standard">At any time, <text:span text:style-name="T1">Event&gt;Save</text:span> to save all the information, <text:span text:style-name="T1">Event&gt;Load</text:span> to recover. <text:s/><text:span text:style-name="T1">Event&gt;Save to XML</text:span> is only for debug purposes to see what is stored. </text:p>
      <text:p text:style-name="Standard"/>
      <text:p text:style-name="Standard">To import data from a .CSV file, use <text:span text:style-name="T1">Event&gt;Load CSV file </text:span><text:span text:style-name="T3">or drag and drop the file over the window</text:span><text:span text:style-name="T1">.</text:span></text:p>
      <text:p text:style-name="Standard"/>
      <text:p text:style-name="Standard">Any change takes effect immediately except in the publication of results. You <text:s/>should save the event information often, and if you mess it up, recover the last <text:s/>recording. </text:p>
      <text:h text:style-name="Heading_20_2" text:outline-level="2">How-to</text:h>
      <text:list xml:id="list31144913" text:style-name="L1">
        <text:list-item>
          <text:p text:style-name="P1">To edit the event information:<text:span text:style-name="T1"> Event&gt;Edit</text:span>. You should save the event here. <text:s/>All the pdf output generated later will end in the same folder you save the <text:s/>event. </text:p>
        </text:list-item>
        <text:list-item>
          <text:p text:style-name="P1">To edit the list of competitions: <text:span text:style-name="T1">Competition&gt;Edit</text:span>. Add to add new <text:s/>competitions, right-click<text:span text:style-name="T1">&gt;Remove</text:span> to remove the unwanted ones. </text:p>
        </text:list-item>
        <text:list-item>
          <text:p text:style-name="P1">To edit the list of pilots: <text:span text:style-name="T1">Pilots&gt;Edit</text:span>. Add to add pilots one by one, <text:s/>right-click<text:span text:style-name="T1">&gt;Remove</text:span> to remove them.</text:p>
        </text:list-item>
        <text:list-item>
          <text:p text:style-name="P1">To edit the list of pilots in each competition, right-click<text:span text:style-name="T1"> on the desired <text:s/>competition list on the left&gt;Edit competition pilots</text:span>. Right-click<text:span text:style-name="T1"> over the <text:s/>pilot&gt;Remove</text:span> to remove the pilot. You can not add pilots here. Use paragraph #3 instead. If you mess up and <text:s/>delete the wrong one, right-click<text:span text:style-name="T1"> on the desired competition&gt;Reset competition</text:span> <text:s/>pilots resets the list with all the event pilots and you can start again. </text:p>
        </text:list-item>
        <text:list-item>
          <text:p text:style-name="P1">To edit the list of tasks of the event: <text:span text:style-name="T1">Tasks&gt;Edit</text:span>. Add to add new tasks, <text:s/>right-click<text:span text:style-name="T1">&gt;Remove</text:span> to remove them. </text:p>
        </text:list-item>
        <text:list-item>
          <text:p text:style-name="P1">To edit the list of tasks for each competition, follow analogous instructions as paragraph 4. </text:p>
        </text:list-item>
        <text:list-item>
          <text:p text:style-name="P1">To edit the task results:<text:span text:style-name="T1"> right-click on the desired task from the list on the <text:s/>left&gt;Edit task results</text:span>. There are some special values: "-": pending measurement or no manual <text:s/>measurement (it will be used when importing results from FlightAnalyzer), "NF": <text:s/>no flight, "NR": no result. <text:s/><text:span text:style-name="T1">Randomize</text:span> to get random measures and penalties for test purposes. When you are <text:s/>finished editing, click <text:span text:style-name="T1">Save</text:span>. An "M" will appear beside the name of the task. <text:s/>It indicates that there is a manual result. If there were previously computed task scores, am “*” will appear after the “C” indicating that the scores must be computed again.</text:p>
        </text:list-item>
        <text:list-item>
          <text:p text:style-name="P1">To compute the task scores: right-click<text:span text:style-name="T1"> on the desired task from the list on <text:s/>the left&gt;Compute score</text:span>. A "C" will appear beside the name of the task. It tells <text:s/>that the scores are already calculated. It will compute a score for each <text:s/>competition.</text:p>
        </text:list-item>
        <text:list-item>
          <text:p text:style-name="P1">To produce listings: <text:span text:style-name="T1">Output menu&gt;whatever you want</text:span>. Everything will produce <text:s/>one or more pdf files stored in the same folder of the event. </text:p>
        </text:list-item>
        <text:list-item>
          <text:p text:style-name="P1">To change a score version/revision date:<text:span text:style-name="T1"> right-click on the desired task from <text:s/>the list on the left&gt;Change status</text:span>. </text:p>
        </text:list-item>
      </text:list>
      <text:p text:style-name="Standard"/>
      <text:p text:style-name="Standard">Steps 6 to 10 can be repeated as necessary. <text:s/></text:p>
      <text:h text:style-name="P2" text:outline-level="2"><text:soft-page-break/>Example of .CSV file</text:h>
      <text:p text:style-name="P3">Read the Data Exchange File Format document for more info.</text:p>
      <text:p text:style-name="P3"/>
      <text:p text:style-name="P4">event;Haro2011;HARO2011;Haro del 11 al 15 de Agosto de 2011;Michel Gouinguené</text:p>
      <text:p text:style-name="P4">competition;XXXIII Campeonato de España de Aerostación;CE2011</text:p>
      <text:p text:style-name="P4">competition;XI Copa Internacional de Globos Aerostáticos Crianza de Rioja;CICR2011</text:p>
      <text:p text:style-name="P4">pilot;1;AGUIRRE, ÀNGEL;E</text:p>
      <text:p text:style-name="P4">pilot;2;ARACIL, RICARDO;E</text:p>
      <text:p text:style-name="P4">pilot;3;AYALA, IVÁN;E</text:p>
      <text:p text:style-name="P4">pilot;4;CARBONELL, BLAI;E</text:p>
      <text:p text:style-name="P4">pilot;5;FIGUERAS, CARLES;E</text:p>
      <text:p text:style-name="P4">pilot;8;LLADÓ, CARLES;E</text:p>
      <text:p text:style-name="P4">pilot;9;LLADÓ, JOSEP MARIA;E</text:p>
      <text:p text:style-name="P4">pilot;10;ARACIL, JORDI;E</text:p>
      <text:p text:style-name="P4">pilot;11;CALDERÓN, JOSÉ LUIS;E</text:p>
      <text:p text:style-name="P4">pilot;12;NOYA, GUILLEM;E</text:p>
      <text:p text:style-name="P4">pilot;13;RODRÍGUEZ, JORDI;E</text:p>
      <text:p text:style-name="P4">pilot;14;PÉREZ, MANUEL;E</text:p>
      <text:p text:style-name="P4">pilot;16;TIMMERS, JAN;B</text:p>
      <text:p text:style-name="P4">pilot;17;DE COCK, PHILIPPE;B</text:p>
      <text:p text:style-name="P5"><text:span text:style-name="T4">pilot;18;SOARES, ANIBAL;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i </meta:initial-creator>
    <meta:creation-date>2011-06-30T07:56:14</meta:creation-date>
    <dc:date>2011-08-29T11:39:45.85</dc:date>
    <meta:editing-duration>PT36M37S</meta:editing-duration>
    <meta:editing-cycles>3</meta:editing-cycles>
    <meta:generator>LibreOffice/3.3$Win32 LibreOffice_project/330m19$Build-8</meta:generator>
    <meta:document-statistic meta:table-count="0" meta:image-count="0" meta:object-count="0" meta:page-count="2" meta:paragraph-count="38" meta:word-count="551" meta:character-count="3501"/>
  </office:meta>
</office:document-meta>
</file>